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0000000202EC1F2D273AE8F8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2" svg:font-family="'Liberation Serif'" style:font-adornments="Normal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2.305cm"/>
    </style:style>
    <style:style style:name="Tableau1.B" style:family="table-column">
      <style:table-column-properties style:column-width="14.70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ca247f" officeooo:paragraph-rsid="00ca247f"/>
    </style:style>
    <style:style style:name="P2" style:family="paragraph" style:parent-style-name="annexe">
      <loext:graphic-properties draw:fill="none" draw:fill-color="#729fcf"/>
      <style:paragraph-properties fo:margin-left="0cm" fo:margin-right="0cm" fo:margin-top="0cm" fo:margin-bottom="0.3cm" loext:contextual-spacing="false" fo:text-indent="0.499cm" style:auto-text-indent="false" fo:background-color="transparent" style:shadow="none" text:number-lines="false" text:line-number="0"/>
      <style:text-properties style:font-name="Liberation Sans"/>
    </style:style>
    <style:style style:name="P3" style:family="paragraph" style:parent-style-name="annexe">
      <loext:graphic-properties draw:fill="none" draw:fill-color="#729fcf"/>
      <style:paragraph-properties fo:margin-left="0cm" fo:margin-right="0cm" fo:margin-top="0cm" fo:margin-bottom="0.3cm" loext:contextual-spacing="false" fo:text-indent="0.499cm" style:auto-text-indent="false" fo:background-color="transparent" style:shadow="none" text:number-lines="false" text:line-number="0"/>
      <style:text-properties style:font-name="Liberation Sans" officeooo:rsid="00c8b5c7" officeooo:paragraph-rsid="00c8b5c7"/>
    </style:style>
    <style:style style:name="P4" style:family="paragraph" style:parent-style-name="Text_20_body">
      <style:paragraph-properties fo:text-align="center" style:justify-single-word="false"/>
      <style:text-properties officeooo:rsid="00c051d3" officeooo:paragraph-rsid="00c051d3"/>
    </style:style>
    <style:style style:name="P5" style:family="paragraph" style:parent-style-name="Heading_20_2">
      <style:paragraph-properties fo:text-align="center" style:justify-single-word="false"/>
      <style:text-properties officeooo:rsid="00cb8879" officeooo:paragraph-rsid="00cb8879"/>
    </style:style>
    <style:style style:name="P6" style:family="paragraph" style:parent-style-name="annexe">
      <loext:graphic-properties draw:fill="none" draw:fill-color="#729fcf"/>
      <style:paragraph-properties fo:margin-left="0cm" fo:margin-right="0cm" fo:margin-top="0cm" fo:margin-bottom="0.3cm" loext:contextual-spacing="false" fo:text-indent="0cm" style:auto-text-indent="false" fo:background-color="transparent" style:shadow="none" text:number-lines="false" text:line-number="0"/>
      <style:text-properties officeooo:paragraph-rsid="006d6b58"/>
    </style:style>
    <style:style style:name="P7" style:family="paragraph" style:parent-style-name="annexe">
      <loext:graphic-properties draw:fill="none" draw:fill-color="#729fcf"/>
      <style:paragraph-properties fo:margin-left="0cm" fo:margin-right="0cm" fo:margin-top="0cm" fo:margin-bottom="0.3cm" loext:contextual-spacing="false" fo:text-indent="0cm" style:auto-text-indent="false" fo:background-color="transparent" style:shadow="none" text:number-lines="false" text:line-number="0"/>
      <style:text-properties style:font-name="Liberation Sans" officeooo:paragraph-rsid="006d6b58"/>
    </style:style>
    <style:style style:name="P8" style:family="paragraph" style:parent-style-name="annexe">
      <loext:graphic-properties draw:fill="none" draw:fill-color="#729fcf"/>
      <style:paragraph-properties fo:margin-left="0cm" fo:margin-right="0cm" fo:margin-top="0cm" fo:margin-bottom="0.3cm" loext:contextual-spacing="false" fo:text-indent="0cm" style:auto-text-indent="false" fo:background-color="transparent" style:shadow="none" text:number-lines="false" text:line-number="0"/>
      <style:text-properties style:font-name="Liberation Sans" officeooo:rsid="00ca247f" officeooo:paragraph-rsid="00ca247f"/>
    </style:style>
    <style:style style:name="P9" style:family="paragraph" style:parent-style-name="annexe">
      <loext:graphic-properties draw:fill="none" draw:fill-color="#729fcf"/>
      <style:paragraph-properties fo:margin-left="0cm" fo:margin-right="0cm" fo:margin-top="0cm" fo:margin-bottom="0.3cm" loext:contextual-spacing="false" fo:text-indent="0cm" style:auto-text-indent="false" fo:background-color="transparent" style:shadow="none" text:number-lines="false" text:line-number="0"/>
      <style:text-properties style:font-name="Liberation Sans" officeooo:rsid="00ca247f" officeooo:paragraph-rsid="00cd2869"/>
    </style:style>
    <style:style style:name="P10" style:family="paragraph" style:parent-style-name="annexe">
      <loext:graphic-properties draw:fill="none" draw:fill-color="#729fcf"/>
      <style:paragraph-properties fo:margin-left="0cm" fo:margin-right="0cm" fo:margin-top="0cm" fo:margin-bottom="0.3cm" loext:contextual-spacing="false" fo:text-indent="0cm" style:auto-text-indent="false" fo:background-color="transparent" style:shadow="none" text:number-lines="false" text:line-number="0"/>
      <style:text-properties style:font-name="Liberation Sans" officeooo:rsid="00cee1fe" officeooo:paragraph-rsid="00cee1fe"/>
    </style:style>
    <style:style style:name="P11" style:family="paragraph" style:parent-style-name="annexe">
      <loext:graphic-properties draw:fill="none" draw:fill-color="#729fcf"/>
      <style:paragraph-properties fo:margin-left="0cm" fo:margin-right="0cm" fo:margin-top="0cm" fo:margin-bottom="0.3cm" loext:contextual-spacing="false" fo:text-indent="0cm" style:auto-text-indent="false" fo:background-color="transparent" style:shadow="none" text:number-lines="false" text:line-number="0"/>
      <style:text-properties style:font-name="Liberation Sans" officeooo:rsid="00cee1fe" officeooo:paragraph-rsid="00d09915"/>
    </style:style>
    <style:style style:name="P12" style:family="paragraph" style:parent-style-name="annexe">
      <loext:graphic-properties draw:fill="none" draw:fill-color="#729fcf"/>
      <style:paragraph-properties fo:margin-left="0cm" fo:margin-right="0cm" fo:margin-top="0cm" fo:margin-bottom="0.3cm" loext:contextual-spacing="false" fo:text-indent="0cm" style:auto-text-indent="false" fo:background-color="transparent" style:shadow="none" text:number-lines="false" text:line-number="0"/>
      <style:text-properties officeooo:paragraph-rsid="00abb14c"/>
    </style:style>
    <style:style style:name="P13" style:family="paragraph" style:parent-style-name="annexe">
      <loext:graphic-properties draw:fill="none" draw:fill-color="#729fcf"/>
      <style:paragraph-properties fo:margin-left="0cm" fo:margin-right="0cm" fo:margin-top="0cm" fo:margin-bottom="0.3cm" loext:contextual-spacing="false" fo:text-indent="0.499cm" style:auto-text-indent="false" fo:background-color="transparent" style:shadow="none" text:number-lines="false" text:line-number="0"/>
      <style:text-properties style:font-name="Liberation Sans"/>
    </style:style>
    <style:style style:name="P14" style:family="paragraph" style:parent-style-name="annexe">
      <loext:graphic-properties draw:fill="none" draw:fill-color="#729fcf"/>
      <style:paragraph-properties fo:margin-left="0cm" fo:margin-right="0cm" fo:margin-top="0cm" fo:margin-bottom="0.3cm" loext:contextual-spacing="false" fo:text-indent="0.499cm" style:auto-text-indent="false" fo:background-color="transparent" style:shadow="none" text:number-lines="false" text:line-number="0"/>
      <style:text-properties style:font-name="Liberation Sans" officeooo:rsid="00cd2869" officeooo:paragraph-rsid="00cd2869"/>
    </style:style>
    <style:style style:name="T1" style:family="text">
      <style:text-properties officeooo:rsid="002efdab"/>
    </style:style>
    <style:style style:name="T2" style:family="text">
      <style:text-properties officeooo:rsid="0061ed99"/>
    </style:style>
    <style:style style:name="T3" style:family="text">
      <style:text-properties officeooo:rsid="006d6b58"/>
    </style:style>
    <style:style style:name="T4" style:family="text">
      <style:text-properties officeooo:rsid="006f35fa"/>
    </style:style>
    <style:style style:name="T5" style:family="text">
      <style:text-properties officeooo:rsid="00711492"/>
    </style:style>
    <style:style style:name="T6" style:family="text">
      <style:text-properties officeooo:rsid="007282cf"/>
    </style:style>
    <style:style style:name="T7" style:family="text">
      <style:text-properties officeooo:rsid="007414b1"/>
    </style:style>
    <style:style style:name="T8" style:family="text">
      <style:text-properties officeooo:rsid="0075d5b6"/>
    </style:style>
    <style:style style:name="T9" style:family="text">
      <style:text-properties fo:font-style="italic" style:font-name-asian="Source Han Sans CN Regular" style:font-style-asian="italic" style:font-name-complex="Lohit Devanagari" style:font-style-complex="italic"/>
    </style:style>
    <style:style style:name="T10" style:family="text">
      <style:text-properties fo:font-style="italic" officeooo:rsid="00583268" style:font-name-asian="Source Han Sans CN Regular" style:font-style-asian="italic" style:font-name-complex="Lohit Devanagari" style:font-style-complex="italic"/>
    </style:style>
    <style:style style:name="T11" style:family="text">
      <style:text-properties fo:font-style="italic" officeooo:rsid="00708855" style:font-name-asian="Source Han Sans CN Regular" style:font-style-asian="italic" style:font-name-complex="Lohit Devanagari" style:font-style-complex="italic"/>
    </style:style>
    <style:style style:name="T12" style:family="text">
      <style:text-properties fo:font-style="italic" officeooo:rsid="00711492" style:font-name-asian="Source Han Sans CN Regular" style:font-style-asian="italic" style:font-name-complex="Lohit Devanagari" style:font-style-complex="italic"/>
    </style:style>
    <style:style style:name="T13" style:family="text">
      <style:text-properties fo:font-style="italic" officeooo:rsid="00649d92" style:font-name-asian="Source Han Sans CN Regular" style:font-style-asian="italic" style:font-name-complex="Lohit Devanagari" style:font-style-complex="italic"/>
    </style:style>
    <style:style style:name="T14" style:family="text">
      <style:text-properties fo:font-style="italic" officeooo:rsid="0063bcc0" style:font-name-asian="Source Han Sans CN Regular" style:font-style-asian="italic" style:font-name-complex="Lohit Devanagari" style:font-style-complex="italic"/>
    </style:style>
    <style:style style:name="T15" style:family="text">
      <style:text-properties fo:font-style="italic" officeooo:rsid="007414b1" style:font-name-asian="Source Han Sans CN Regular" style:font-style-asian="italic" style:font-name-complex="Lohit Devanagari" style:font-style-complex="italic"/>
    </style:style>
    <style:style style:name="T16" style:family="text">
      <style:text-properties fo:font-style="italic" officeooo:rsid="0075d5b6" style:font-name-asian="Source Han Sans CN Regular" style:font-style-asian="italic" style:font-name-complex="Lohit Devanagari" style:font-style-complex="italic"/>
    </style:style>
    <style:style style:name="T17" style:family="text">
      <style:text-properties fo:font-style="italic" officeooo:rsid="0076e23e" style:font-name-asian="Source Han Sans CN Regular" style:font-style-asian="italic" style:font-name-complex="Lohit Devanagari" style:font-style-complex="italic"/>
    </style:style>
    <style:style style:name="T18" style:family="text">
      <style:text-properties fo:font-style="italic" style:font-name-asian="Liberation Serif2" style:font-style-asian="italic" style:font-name-complex="Liberation Serif2" style:font-style-complex="italic"/>
    </style:style>
    <style:style style:name="T19" style:family="text">
      <style:text-properties fo:font-style="italic" officeooo:rsid="00867f5d" style:font-name-asian="Liberation Serif2" style:font-style-asian="italic" style:font-name-complex="Liberation Serif2" style:font-style-complex="italic"/>
    </style:style>
    <style:style style:name="T20" style:family="text">
      <style:text-properties fo:font-style="italic" officeooo:rsid="00cd2869" style:font-name-asian="Liberation Serif2" style:font-style-asian="italic" style:font-name-complex="Liberation Serif2" style:font-style-complex="italic"/>
    </style:style>
    <style:style style:name="T21" style:family="text">
      <style:text-properties style:font-name-asian="Liberation Serif2" style:font-name-complex="Liberation Serif2"/>
    </style:style>
    <style:style style:name="T22" style:family="text">
      <style:text-properties officeooo:rsid="006d6b58" style:font-name-asian="Liberation Serif2" style:font-name-complex="Liberation Serif2"/>
    </style:style>
    <style:style style:name="T23" style:family="text">
      <style:text-properties officeooo:rsid="00867f5d" style:font-name-asian="Liberation Serif2" style:font-name-complex="Liberation Serif2"/>
    </style:style>
    <style:style style:name="T24" style:family="text">
      <style:text-properties officeooo:rsid="00cd2869" style:font-name-asian="Liberation Serif2" style:font-name-complex="Liberation Serif2"/>
    </style:style>
    <style:style style:name="T25" style:family="text">
      <style:text-properties officeooo:rsid="00d09915" style:font-name-asian="Liberation Serif2" style:font-name-complex="Liberation Serif2"/>
    </style:style>
    <style:style style:name="T26" style:family="text">
      <style:text-properties style:font-name-asian="Source Han Sans CN Regular" style:font-name-complex="Lohit Devanagari"/>
    </style:style>
    <style:style style:name="T27" style:family="text">
      <style:text-properties officeooo:rsid="007111a1" style:font-name-asian="Source Han Sans CN Regular" style:font-name-complex="Lohit Devanagari"/>
    </style:style>
    <style:style style:name="T28" style:family="text">
      <style:text-properties officeooo:rsid="0078bb82" style:font-name-asian="Source Han Sans CN Regular" style:font-name-complex="Lohit Devanagari"/>
    </style:style>
    <style:style style:name="T29" style:family="text">
      <style:text-properties officeooo:rsid="0057197f" style:font-name-asian="Source Han Sans CN Regular" style:font-name-complex="Lohit Devanagari"/>
    </style:style>
    <style:style style:name="T30" style:family="text">
      <style:text-properties officeooo:rsid="008260e5" style:font-name-asian="Source Han Sans CN Regular" style:font-name-complex="Lohit Devanagari"/>
    </style:style>
    <style:style style:name="T31" style:family="text">
      <style:text-properties officeooo:rsid="0070e945" style:font-name-asian="Source Han Sans CN Regular" style:font-name-complex="Lohit Devanagari"/>
    </style:style>
    <style:style style:name="T32" style:family="text">
      <style:text-properties officeooo:rsid="00583268" style:font-name-asian="Source Han Sans CN Regular" style:font-name-complex="Lohit Devanagari"/>
    </style:style>
    <style:style style:name="T33" style:family="text">
      <style:text-properties officeooo:rsid="00616f73" style:font-name-asian="Source Han Sans CN Regular" style:font-name-complex="Lohit Devanagari"/>
    </style:style>
    <style:style style:name="T34" style:family="text">
      <style:text-properties officeooo:rsid="005aede3" style:font-name-asian="Source Han Sans CN Regular" style:font-name-complex="Lohit Devanagari"/>
    </style:style>
    <style:style style:name="T35" style:family="text">
      <style:text-properties officeooo:rsid="006d6b58" style:font-name-asian="Source Han Sans CN Regular" style:font-name-complex="Lohit Devanagari"/>
    </style:style>
    <style:style style:name="T36" style:family="text">
      <style:text-properties officeooo:rsid="00708855" style:font-name-asian="Source Han Sans CN Regular" style:font-name-complex="Lohit Devanagari"/>
    </style:style>
    <style:style style:name="T37" style:family="text">
      <style:text-properties officeooo:rsid="005d6bb0" style:font-name-asian="Source Han Sans CN Regular" style:font-name-complex="Lohit Devanagari"/>
    </style:style>
    <style:style style:name="T38" style:family="text">
      <style:text-properties officeooo:rsid="00711492" style:font-name-asian="Source Han Sans CN Regular" style:font-name-complex="Lohit Devanagari"/>
    </style:style>
    <style:style style:name="T39" style:family="text">
      <style:text-properties officeooo:rsid="0083e21a" style:font-name-asian="Source Han Sans CN Regular" style:font-name-complex="Lohit Devanagari"/>
    </style:style>
    <style:style style:name="T40" style:family="text">
      <style:text-properties officeooo:rsid="005f7fe7" style:font-name-asian="Source Han Sans CN Regular" style:font-name-complex="Lohit Devanagari"/>
    </style:style>
    <style:style style:name="T41" style:family="text">
      <style:text-properties officeooo:rsid="0079883c" style:font-name-asian="Source Han Sans CN Regular" style:font-name-complex="Lohit Devanagari"/>
    </style:style>
    <style:style style:name="T42" style:family="text">
      <style:text-properties officeooo:rsid="007414b1" style:font-name-asian="Source Han Sans CN Regular" style:font-name-complex="Lohit Devanagari"/>
    </style:style>
    <style:style style:name="T43" style:family="text">
      <style:text-properties officeooo:rsid="006b87ee" style:font-name-asian="Source Han Sans CN Regular" style:font-name-complex="Lohit Devanagari"/>
    </style:style>
    <style:style style:name="T44" style:family="text">
      <style:text-properties officeooo:rsid="0075d5b6" style:font-name-asian="Source Han Sans CN Regular" style:font-name-complex="Lohit Devanagari"/>
    </style:style>
    <style:style style:name="T45" style:family="text">
      <style:text-properties officeooo:rsid="00781437" style:font-name-asian="Source Han Sans CN Regular" style:font-name-complex="Lohit Devanagari"/>
    </style:style>
    <style:style style:name="T46" style:family="text">
      <style:text-properties officeooo:rsid="00867f5d" style:font-name-asian="Source Han Sans CN Regular" style:font-name-complex="Lohit Devanagari"/>
    </style:style>
    <style:style style:name="T47" style:family="text">
      <style:text-properties officeooo:rsid="00965535" style:font-name-asian="Source Han Sans CN Regular" style:font-name-complex="Lohit Devanagari"/>
    </style:style>
    <style:style style:name="T48" style:family="text">
      <style:text-properties officeooo:rsid="009b2c55" style:font-name-asian="Source Han Sans CN Regular" style:font-name-complex="Lohit Devanagari"/>
    </style:style>
    <style:style style:name="T49" style:family="text">
      <style:text-properties officeooo:rsid="009c51d7" style:font-name-asian="Source Han Sans CN Regular" style:font-name-complex="Lohit Devanagari"/>
    </style:style>
    <style:style style:name="T50" style:family="text">
      <style:text-properties officeooo:rsid="009e28ba" style:font-name-asian="Source Han Sans CN Regular" style:font-name-complex="Lohit Devanagari"/>
    </style:style>
    <style:style style:name="T51" style:family="text">
      <style:text-properties officeooo:rsid="009e7115" style:font-name-asian="Source Han Sans CN Regular" style:font-name-complex="Lohit Devanagari"/>
    </style:style>
    <style:style style:name="T52" style:family="text">
      <style:text-properties officeooo:rsid="009f8cc2" style:font-name-asian="Source Han Sans CN Regular" style:font-name-complex="Lohit Devanagari"/>
    </style:style>
    <style:style style:name="T53" style:family="text">
      <style:text-properties officeooo:rsid="00a12473" style:font-name-asian="Source Han Sans CN Regular" style:font-name-complex="Lohit Devanagari"/>
    </style:style>
    <style:style style:name="T54" style:family="text">
      <style:text-properties officeooo:rsid="00a30770" style:font-name-asian="Source Han Sans CN Regular" style:font-name-complex="Lohit Devanagari"/>
    </style:style>
    <style:style style:name="T55" style:family="text">
      <style:text-properties officeooo:rsid="00a6706d" style:font-name-asian="Source Han Sans CN Regular" style:font-name-complex="Lohit Devanagari"/>
    </style:style>
    <style:style style:name="T56" style:family="text">
      <style:text-properties officeooo:rsid="00abb14c" style:font-name-asian="Source Han Sans CN Regular" style:font-name-complex="Lohit Devanagari"/>
    </style:style>
    <style:style style:name="T57" style:family="text">
      <style:text-properties officeooo:rsid="00983b28"/>
    </style:style>
    <style:style style:name="T58" style:family="text">
      <style:text-properties officeooo:rsid="00995844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995844" style:font-weight-asian="bold" style:font-weight-complex="bold"/>
    </style:style>
    <style:style style:name="T61" style:family="text">
      <style:text-properties fo:font-weight="bold" officeooo:rsid="007414b1" style:font-name-asian="Source Han Sans CN Regular" style:font-weight-asian="bold" style:font-name-complex="Lohit Devanagari" style:font-weight-complex="bold"/>
    </style:style>
    <style:style style:name="T62" style:family="text">
      <style:text-properties fo:font-weight="bold" officeooo:rsid="009b2c55" style:font-name-asian="Source Han Sans CN Regular" style:font-weight-asian="bold" style:font-name-complex="Lohit Devanagari" style:font-weight-complex="bold"/>
    </style:style>
    <style:style style:name="T63" style:family="text">
      <style:text-properties fo:font-weight="bold" officeooo:rsid="0057197f" style:font-name-asian="Source Han Sans CN Regular" style:font-weight-asian="bold" style:font-name-complex="Lohit Devanagari" style:font-weight-complex="bold"/>
    </style:style>
    <style:style style:name="T64" style:family="text">
      <style:text-properties fo:font-weight="bold" officeooo:rsid="00583268" style:font-name-asian="Source Han Sans CN Regular" style:font-weight-asian="bold" style:font-name-complex="Lohit Devanagari" style:font-weight-complex="bold"/>
    </style:style>
    <style:style style:name="T65" style:family="text">
      <style:text-properties fo:font-weight="bold" officeooo:rsid="009e3019" style:font-name-asian="Source Han Sans CN Regular" style:font-weight-asian="bold" style:font-name-complex="Lohit Devanagari" style:font-weight-complex="bold"/>
    </style:style>
    <style:style style:name="T66" style:family="text">
      <style:text-properties fo:font-weight="bold" officeooo:rsid="00867f5d" style:font-name-asian="Source Han Sans CN Regular" style:font-weight-asian="bold" style:font-name-complex="Lohit Devanagari" style:font-weight-complex="bold"/>
    </style:style>
    <style:style style:name="T67" style:family="text">
      <style:text-properties officeooo:rsid="009f8cc2"/>
    </style:style>
    <style:style style:name="T68" style:family="text">
      <style:text-properties style:font-name="Liberation Sans" style:font-name-asian="Source Han Sans CN Regular" style:font-name-complex="Lohit Devanagari"/>
    </style:style>
    <style:style style:name="T69" style:family="text">
      <style:text-properties style:font-name="Liberation Sans" officeooo:rsid="0075d5b6" style:font-name-asian="Source Han Sans CN Regular" style:font-name-complex="Lohit Devanagari"/>
    </style:style>
    <style:style style:name="T70" style:family="text">
      <style:text-properties style:font-name="Liberation Sans" officeooo:rsid="00abb14c" style:font-name-asian="Source Han Sans CN Regular" style:font-name-complex="Lohit Devanagari"/>
    </style:style>
    <style:style style:name="T71" style:family="text">
      <style:text-properties style:font-name="Liberation Sans" officeooo:rsid="00965535" style:font-name-asian="Source Han Sans CN Regular" style:font-name-complex="Lohit Devanagari"/>
    </style:style>
    <style:style style:name="T72" style:family="text">
      <style:text-properties style:font-name="Liberation Sans" officeooo:rsid="00ad755a" style:font-name-asian="Source Han Sans CN Regular" style:font-name-complex="Lohit Devanagari"/>
    </style:style>
    <style:style style:name="T73" style:family="text">
      <style:text-properties style:font-name="Liberation Sans" fo:font-weight="bold" officeooo:rsid="00abb14c" style:font-name-asian="Source Han Sans CN Regular" style:font-weight-asian="bold" style:font-name-complex="Lohit Devanagari" style:font-weight-complex="bold"/>
    </style:style>
    <style:style style:name="T74" style:family="text">
      <style:text-properties officeooo:rsid="00cbd5bc"/>
    </style:style>
    <style:style style:name="T75" style:family="text">
      <style:text-properties officeooo:rsid="00cd98f6"/>
    </style:style>
    <style:style style:name="T76" style:family="text">
      <style:text-properties fo:font-size="12pt" style:font-size-asian="12pt" style:font-size-complex="12pt"/>
    </style:style>
    <style:style style:name="T77" style:family="text">
      <style:text-properties fo:font-size="12pt" officeooo:rsid="00cd98f6" style:font-size-asian="12pt" style:font-size-complex="12pt"/>
    </style:style>
    <style:style style:name="T78" style:family="text">
      <style:text-properties fo:font-size="12pt" officeooo:rsid="00cbd5bc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annexe">
        <text:h text:style-name="P5" text:outline-level="2"><draw:frame draw:style-name="fr1" draw:name="Image1" text:anchor-type="paragraph" svg:x="0.933cm" svg:y="-0.095cm" svg:width="0.847cm" svg:height="0.847cm" draw:z-index="0"><draw:image xlink:href="Pictures/1000020100000020000000202EC1F2D273AE8F8B.png" xlink:type="simple" xlink:show="embed" xlink:actuate="onLoad" loext:mime-type="image/x-vclgraphic"/></draw:frame><text:span text:style-name="T74">Missions d’É</text:span>tude et <text:span text:style-name="T74">d’E</text:span>xpertise <text:line-break/><text:span text:style-name="T77">Jacquelin</text:span><text:span text:style-name="T75"> </text:span><text:span text:style-name="T77">Charbonnel </text:span><text:span text:style-name="T76">2008-201</text:span><text:span text:style-name="T78">8</text:span></text:h>
        <text:p text:style-name="P4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14">2018</text:p>
            </table:table-cell>
            <table:table-cell table:style-name="Tableau1.B1" office:value-type="string">
              <text:p text:style-name="P9"><text:span text:style-name="T44">Laurent Azema, Jacquelin Charbonnel </text:span><text:span text:style-name="T46">, Francis Hulin-Hubard </text:span><text:span text:style-name="T22">―</text:span><text:span text:style-name="T23"> </text:span><text:span text:style-name="T19">Mission de diagnostic des systèmes et services informatiques d</text:span><text:span text:style-name="T20">es UMR LAGA et LIPN</text:span><text:span text:style-name="T23"> </text:span><text:span text:style-name="T22">―</text:span><text:span text:style-name="T23"> 1</text:span><text:span text:style-name="T24">7</text:span><text:span text:style-name="T23"> pages, </text:span><text:span text:style-name="T24">septembre</text:span><text:span text:style-name="T23"> 201</text:span><text:span text:style-name="T24">8</text:span></text:p>
              <text:p text:style-name="P10"><text:span text:style-name="T24">A </text:span><text:span text:style-name="T21">la demande des directions des Instituts CNRS de tutelle INSMI et INS2I.</text:span></text:p>
            </table:table-cell>
          </table:table-row>
          <table:table-row>
            <table:table-cell table:style-name="Tableau1.A2" office:value-type="string">
              <text:p text:style-name="P3">2017</text:p>
            </table:table-cell>
            <table:table-cell table:style-name="Tableau1.B2" office:value-type="string">
              <text:p text:style-name="P8"><text:span text:style-name="T8">Jacquelin Charbonnel </text:span>, Francis Hulin-Hubard <text:span text:style-name="T22">―</text:span><text:span text:style-name="T21"> </text:span><text:span text:style-name="T18">Mission de diagnostic des systèmes et services informatiques du LaBRI</text:span><text:span text:style-name="T21"> </text:span><text:span text:style-name="T22">―</text:span><text:span text:style-name="T21"> 18 pages, mars 2017</text:span></text:p>
              <text:p text:style-name="P11"><text:span text:style-name="T24">A </text:span><text:span text:style-name="T21">la demande de </text:span><text:span text:style-name="T25">la </text:span><text:span text:style-name="T21">direction de </text:span><text:span text:style-name="T25">l’</text:span><text:span text:style-name="T21">INS2I.</text:span></text:p>
            </table:table-cell>
          </table:table-row>
          <table:table-row>
            <table:table-cell table:style-name="Tableau1.A2" office:value-type="string">
              <text:p text:style-name="P2">2016</text:p>
            </table:table-cell>
            <table:table-cell table:style-name="Tableau1.B2" office:value-type="string">
              <text:p text:style-name="P7"><text:span text:style-name="T8">Laurent Azema, Jacquelin Charbonnel, Philippe Worms </text:span><text:span text:style-name="T22">―</text:span><text:span text:style-name="T35"> </text:span><text:span text:style-name="T17">Audit informatique du Centre International de Rencontres Mathématiques (CIRM)</text:span><text:span text:style-name="T35"> </text:span><text:span text:style-name="T22">―</text:span><text:span text:style-name="T35"> </text:span><text:span text:style-name="T45">8</text:span><text:span text:style-name="T36"> pages, </text:span><text:span text:style-name="T44">février</text:span><text:span text:style-name="T26"> </text:span><text:span text:style-name="T32">20</text:span><text:span text:style-name="T38">1</text:span><text:span text:style-name="T44">6</text:span></text:p>
              <text:p text:style-name="P7"><text:span text:style-name="T44">Audit commandité </text:span><text:span text:style-name="T46">conjointement </text:span><text:span text:style-name="T44">par la </text:span><text:span text:style-name="T47">d</text:span><text:span text:style-name="T44">irection de l'INSMI</text:span><text:span text:style-name="T46"> et la </text:span><text:span text:style-name="T47">d</text:span><text:span text:style-name="T46">irection du </text:span><text:span text:style-name="T66">CIRM</text:span><text:span text:style-name="T55"> (UMS 822)</text:span><text:span text:style-name="T46">.</text:span></text:p>
            </table:table-cell>
          </table:table-row>
          <table:table-row>
            <table:table-cell table:style-name="Tableau1.A2" office:value-type="string">
              <text:p text:style-name="P2">2016</text:p>
            </table:table-cell>
            <table:table-cell table:style-name="Tableau1.B2" office:value-type="string">
              <text:p text:style-name="P7"><text:span text:style-name="T8">Laurent Azema, Jacquelin Charbonnel, Philippe Worms </text:span><text:span text:style-name="T22">―</text:span><text:span text:style-name="T35"> </text:span><text:span text:style-name="T16">Audit informatique de l’Institut de Mathématiques de Marseille (I2M)</text:span><text:span text:style-name="T35"> </text:span><text:span text:style-name="T22">―</text:span><text:span text:style-name="T35"> </text:span><text:span text:style-name="T44">15</text:span><text:span text:style-name="T36"> pages, </text:span><text:span text:style-name="T44">février</text:span><text:span text:style-name="T26"> </text:span><text:span text:style-name="T32">20</text:span><text:span text:style-name="T38">1</text:span><text:span text:style-name="T44">6</text:span></text:p>
              <text:p text:style-name="P12"><text:span text:style-name="T69">A</text:span><text:span text:style-name="T68">udit </text:span><text:span text:style-name="T72">informatique </text:span><text:span text:style-name="T70">de</text:span><text:span text:style-name="T72"> l'</text:span><text:span text:style-name="T73">I2M</text:span><text:span text:style-name="T70"> (</text:span><text:span text:style-name="T56">UMR 7373</text:span><text:span text:style-name="T70">) </text:span><text:span text:style-name="T68">commandité par la </text:span><text:span text:style-name="T71">d</text:span><text:span text:style-name="T68">irection de l'INSMI.</text:span></text:p>
            </table:table-cell>
          </table:table-row>
          <table:table-row>
            <table:table-cell table:style-name="Tableau1.A2" office:value-type="string">
              <text:p text:style-name="P2">2015</text:p>
            </table:table-cell>
            <table:table-cell table:style-name="Tableau1.B2" office:value-type="string">
              <text:p text:style-name="P7"><text:span text:style-name="T7">Laurent Azema, Jacquelin Charbonnel, Éric Jullien, Annie Planque </text:span><text:span text:style-name="T22">―</text:span><text:span text:style-name="T35"> </text:span><text:span text:style-name="T15">PILSI : étude des fonctions informatiques des unités concernées par le déménagement</text:span><text:span text:style-name="T35"> </text:span><text:span text:style-name="T22">―</text:span><text:span text:style-name="T35"> </text:span><text:span text:style-name="T42">23</text:span><text:span text:style-name="T36"> pages, </text:span><text:span text:style-name="T42">novembre</text:span><text:span text:style-name="T26"> </text:span><text:span text:style-name="T32">20</text:span><text:span text:style-name="T38">1</text:span><text:span text:style-name="T42">5</text:span></text:p>
              <text:p text:style-name="P7">Etat des lieux <text:span text:style-name="T57">commandité par le d</text:span>irecteur de l'INSMI<text:span text:style-name="T57">, concernant l</text:span><text:span text:style-name="T42">e </text:span><text:span text:style-name="T61">laboratoire Jean Kuntzmann</text:span><text:span text:style-name="T42"> (UMR 5224), </text:span><text:span text:style-name="T61">VERIMAG</text:span><text:span text:style-name="T42"> (UMR 5104), </text:span><text:span text:style-name="T43">le </text:span><text:span text:style-name="T61">LIG</text:span><text:span text:style-name="T43"> (5217) et </text:span><text:span text:style-name="T61">Mi2S</text:span><text:span text:style-name="T42"> (UMS 3042)</text:span><text:span text:style-name="T43">.</text:span></text:p>
            </table:table-cell>
          </table:table-row>
          <table:table-row>
            <table:table-cell table:style-name="Tableau1.A2" office:value-type="string">
              <text:p text:style-name="P2">2012</text:p>
            </table:table-cell>
            <table:table-cell table:style-name="Tableau1.B2" office:value-type="string">
              <text:p text:style-name="P7">Jacques Beigbeder, Jacquelin Charbonnel, Stoned Elipot, Jean-Philippe Joly El -A<text:span text:style-name="T6">hl</text:span>, Dominique Rossin, Olivier Thibault<text:span text:style-name="T3"> </text:span><text:span text:style-name="T22">―</text:span><text:span text:style-name="T35"> </text:span><text:span text:style-name="T13">E</text:span><text:span text:style-name="T14">tat des lieux des fonctions informatiques</text:span><text:span text:style-name="T13"> </text:span><text:span text:style-name="T14">de la </text:span><text:span text:style-name="T13">F</text:span><text:span text:style-name="T14">édération de </text:span><text:span text:style-name="T13">R</text:span><text:span text:style-name="T14">echerche en </text:span><text:span text:style-name="T13">M</text:span><text:span text:style-name="T14">athématiques</text:span><text:span text:style-name="T13"> </text:span><text:span text:style-name="T14">de </text:span><text:span text:style-name="T13">P</text:span><text:span text:style-name="T14">aris </text:span><text:span text:style-name="T13">C</text:span><text:span text:style-name="T14">entre</text:span><text:span text:style-name="T35"> </text:span><text:span text:style-name="T22">―</text:span><text:span text:style-name="T35"> </text:span><text:span text:style-name="T26">1</text:span><text:span text:style-name="T38">7</text:span><text:span text:style-name="T36"> pages, </text:span><text:span text:style-name="T32">1</text:span><text:span text:style-name="T26">3 mai </text:span><text:span text:style-name="T32">20</text:span><text:span text:style-name="T38">1</text:span><text:span text:style-name="T26">2</text:span></text:p>
              <text:p text:style-name="P7"><text:span text:style-name="T2">E</text:span>tat <text:span text:style-name="T67">des lieux commandité conjointement par le directeur de l'INSMI et le directeur de la fédération. </text:span>La <text:span text:style-name="T58">f</text:span>édération <text:span text:style-name="T1">FR 2830 </text:span>regroupe l'<text:span text:style-name="T60">i</text:span><text:span text:style-name="T59">nstitut de </text:span><text:span text:style-name="T60">m</text:span><text:span text:style-name="T59">athématiques de Jussieu</text:span> (UMR 7586), le <text:span text:style-name="T60">l</text:span><text:span text:style-name="T59">aboratoire Jacques Louis Lions</text:span> (UMR 7598), le <text:span text:style-name="T60">l</text:span><text:span text:style-name="T59">aboratoire de </text:span><text:span text:style-name="T60">p</text:span><text:span text:style-name="T59">robabilités et </text:span><text:span text:style-name="T60">m</text:span><text:span text:style-name="T59">odèles </text:span><text:span text:style-name="T60">a</text:span><text:span text:style-name="T59">léatoires</text:span> (UMR 7599), le <text:span text:style-name="T60">l</text:span><text:span text:style-name="T59">aboratoire d’</text:span><text:span text:style-name="T60">i</text:span><text:span text:style-name="T59">nformatique </text:span><text:span text:style-name="T60">a</text:span><text:span text:style-name="T59">lgorithmique </text:span><text:span text:style-name="T60">f</text:span><text:span text:style-name="T59">ondements et </text:span><text:span text:style-name="T60">a</text:span><text:span text:style-name="T59">pplications</text:span> (UMR 7089) et le <text:span text:style-name="T59">laboratoire </text:span><text:span text:style-name="T60">p</text:span><text:span text:style-name="T59">reuves, </text:span><text:span text:style-name="T60">p</text:span><text:span text:style-name="T59">rogrammes et </text:span><text:span text:style-name="T60">s</text:span><text:span text:style-name="T59">ystèmes</text:span> (UMR 7126).</text:p>
            </table:table-cell>
          </table:table-row>
          <table:table-row>
            <table:table-cell table:style-name="Tableau1.A2" office:value-type="string">
              <text:p text:style-name="P2">2010</text:p>
            </table:table-cell>
            <table:table-cell table:style-name="Tableau1.B2" office:value-type="string">
              <text:p text:style-name="P7"><text:span text:style-name="T5">Jacques Beigbeder, </text:span>Jacquelin Charbonnel <text:span text:style-name="T21">―</text:span><text:span text:style-name="T26"> </text:span><text:span text:style-name="T12">Visite du 25 mai 2010 à l'Institut Henri Poincaré</text:span><text:span text:style-name="T26"> </text:span><text:span text:style-name="T21">―</text:span><text:span text:style-name="T26"> </text:span><text:span text:style-name="T38">7</text:span><text:span text:style-name="T36"> pages, </text:span><text:span text:style-name="T32">1</text:span><text:span text:style-name="T38">7 juin </text:span><text:span text:style-name="T32">20</text:span><text:span text:style-name="T38">10</text:span></text:p>
              <text:p text:style-name="P7"><text:span text:style-name="T38">Audit de l'organisation et du fonctionnement de l'informatique de l'</text:span><text:span text:style-name="T62">IHP</text:span><text:span text:style-name="T48"> </text:span><text:span text:style-name="T38">(UMS 839) demand</text:span><text:span text:style-name="T39">é</text:span><text:span text:style-name="T38"> </text:span><text:span text:style-name="T39">par</text:span><text:span text:style-name="T38"> Céd</text:span><text:span text:style-name="T40">r</text:span><text:span text:style-name="T38">ic Villani, </text:span><text:span text:style-name="T48">d</text:span><text:span text:style-name="T41">i</text:span><text:span text:style-name="T38">recteur de l'IHP.</text:span></text:p>
            </table:table-cell>
          </table:table-row>
          <table:table-row>
            <table:table-cell table:style-name="Tableau1.A2" office:value-type="string">
              <text:p text:style-name="P2">2009</text:p>
            </table:table-cell>
            <table:table-cell table:style-name="Tableau1.B2" office:value-type="string">
              <text:p text:style-name="P7"><text:span text:style-name="T3">Jacquelin Charbonnel, Philippe Depouilly </text:span><text:span text:style-name="T22">―</text:span><text:span text:style-name="T35"> </text:span><text:span text:style-name="T11">Visite du laboratoire de mathématiques Nicolas Oresme</text:span><text:span text:style-name="T35"> </text:span><text:span text:style-name="T22">―</text:span><text:span text:style-name="T35"> </text:span><text:span text:style-name="T36">4 pages, </text:span><text:span text:style-name="T32">16 février 2009</text:span></text:p>
              <text:p text:style-name="P7"><text:span text:style-name="T37">Audit informatique du </text:span><text:span text:style-name="T65">l</text:span><text:span text:style-name="T64">aboratoire de </text:span><text:span text:style-name="T65">m</text:span><text:span text:style-name="T64">athématiques Nicolas Oresme</text:span><text:span text:style-name="T37"> (UMR 6139)</text:span><text:span text:style-name="T54"> commandité par le </text:span><text:span text:style-name="T51">d</text:span><text:span text:style-name="T37">irecteur </text:span><text:span text:style-name="T51">s</text:span><text:span text:style-name="T37">cientifique </text:span><text:span text:style-name="T51">a</text:span><text:span text:style-name="T37">djoint au </text:span><text:span text:style-name="T51">d</text:span><text:span text:style-name="T37">épartement MPPU pour les </text:span><text:span text:style-name="T51">m</text:span><text:span text:style-name="T37">athématiques.</text:span></text:p>
            </table:table-cell>
          </table:table-row>
          <table:table-row>
            <table:table-cell table:style-name="Tableau1.A2" office:value-type="string">
              <text:p text:style-name="P2">2009</text:p>
            </table:table-cell>
            <table:table-cell table:style-name="Tableau1.B2" office:value-type="string">
              <text:p text:style-name="P7">Jacquelin Charbonnel, <text:span text:style-name="T4">Gérard Grancher</text:span> <text:span text:style-name="T21">―</text:span><text:span text:style-name="T26"> </text:span><text:span text:style-name="T10">Visite du Laboratoire Analyse, Géométrie &amp; Applications de l’Institut Galilée de l’Université Paris XIII</text:span><text:span text:style-name="T26"> </text:span><text:span text:style-name="T21">―</text:span><text:span text:style-name="T26"> </text:span><text:span text:style-name="T31">9 pages,</text:span><text:span text:style-name="T26"> </text:span><text:span text:style-name="T32">4 mai 2009</text:span></text:p>
              <text:p text:style-name="P7"><text:span text:style-name="T32">Audit </text:span><text:span text:style-name="T33">informatique </text:span><text:span text:style-name="T32">du </text:span><text:span text:style-name="T64">LAGA</text:span><text:span text:style-name="T32"> (UMR 7539)</text:span><text:span text:style-name="T34"> </text:span><text:span text:style-name="T53">commandité par le </text:span><text:span text:style-name="T50">d</text:span><text:span text:style-name="T34">irecteur </text:span><text:span text:style-name="T50">s</text:span><text:span text:style-name="T34">cientifique </text:span><text:span text:style-name="T50">a</text:span><text:span text:style-name="T34">djoint au </text:span><text:span text:style-name="T50">d</text:span><text:span text:style-name="T34">épartement MPPU pour les </text:span><text:span text:style-name="T50">m</text:span><text:span text:style-name="T34">athématiques.</text:span></text:p>
            </table:table-cell>
          </table:table-row>
          <table:table-row>
            <table:table-cell table:style-name="Tableau1.A2" office:value-type="string">
              <text:p text:style-name="P2">2008</text:p>
            </table:table-cell>
            <table:table-cell table:style-name="Tableau1.B2" office:value-type="string">
              <text:p text:style-name="P7">Jacquelin Charbonnel, Philippe Depouilly <text:span text:style-name="T21">―</text:span><text:span text:style-name="T26"> </text:span><text:span text:style-name="T9">Visite du département de mathématiques de Versailles</text:span><text:span text:style-name="T26"> </text:span><text:span text:style-name="T21">―</text:span><text:span text:style-name="T26"> </text:span><text:span text:style-name="T27">5 pages, </text:span><text:span text:style-name="T26">9 décembre 2008</text:span></text:p>
              <text:p text:style-name="P7"><text:span text:style-name="T28">Etude </text:span><text:span text:style-name="T29">de</text:span><text:span text:style-name="T30">s dysfonctionnements </text:span><text:span text:style-name="T29">informatique</text:span><text:span text:style-name="T30">s</text:span><text:span text:style-name="T29"> du </text:span><text:span text:style-name="T63">laboratoire de mathématiques de Versailles</text:span><text:span text:style-name="T29"> (UMR 8100) </text:span><text:span text:style-name="T52">commanditée par le </text:span><text:span text:style-name="T49">d</text:span><text:span text:style-name="T26">irecteur </text:span><text:span text:style-name="T49">s</text:span><text:span text:style-name="T26">cientifique </text:span><text:span text:style-name="T49">a</text:span><text:span text:style-name="T26">djoint au </text:span><text:span text:style-name="T49">d</text:span><text:span text:style-name="T26">épartement MPPU pour les </text:span><text:span text:style-name="T49">m</text:span><text:span text:style-name="T26">athématiques</text:span><text:span text:style-name="T29">.</text:span></text:p>
            </table:table-cell>
          </table:table-row>
        </table:table>
        <text:p text:style-name="P1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2" svg:font-family="'Liberation Serif'" style:font-adornments="Normal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.3cm" loext:contextual-spacing="false" fo:text-indent="1.499cm" style:auto-text-indent="false" fo:background-color="transparent" style:shadow="none"/>
      <style:text-properties style:font-name="Liberation Serif1" fo:font-family="'Liberation Serif'" style:font-style-name="Normal" style:font-family-generic="roman" style:font-pitch="variable" fo:font-size="12pt" officeooo:rsid="00150dc8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loext:graphic-properties draw:fill="none" draw:fill-color="#729fcf"/>
      <style:paragraph-properties fo:margin-left="0cm" fo:margin-right="0cm" fo:margin-top="0cm" fo:margin-bottom="0cm" loext:contextual-spacing="false" fo:line-height="120%" fo:text-indent="0cm" style:auto-text-indent="false" fo:background-color="transparen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nnexe" style:family="paragraph" style:parent-style-name="Table_20_Contents">
      <style:text-properties style:font-name="Liberation Sans1" fo:font-family="'Liberation Sans'" style:font-style-name="Normal" style:font-family-generic="swiss" style:font-pitch="variable" fo:font-size="9pt" officeooo:rsid="006d6b58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5:41:50.608923020</meta:creation-date>
    <dc:date>2018-09-25T09:46:28.799816096</dc:date>
    <meta:editing-duration>PT11H53M53S</meta:editing-duration>
    <meta:editing-cycles>169</meta:editing-cycles>
    <meta:generator>LibreOffice/6.0.6.2$Linux_X86_64 LibreOffice_project/00$Build-2</meta:generator>
    <meta:print-date>2017-01-13T15:27:55.000291226</meta:print-date>
    <meta:document-statistic meta:table-count="1" meta:image-count="1" meta:object-count="0" meta:page-count="2" meta:paragraph-count="31" meta:word-count="469" meta:character-count="3168" meta:non-whitespace-character-count="2729"/>
  </office:meta>
</office:document-meta>
</file>